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4.221cm"/>
    </style:style>
    <style:style style:name="Tabelle1.B" style:family="table-column">
      <style:table-column-properties style:column-width="12.779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4.168cm"/>
    </style:style>
    <style:style style:name="Tabelle2.B" style:family="table-column">
      <style:table-column-properties style:column-width="4.912cm"/>
    </style:style>
    <style:style style:name="Tabelle2.C" style:family="table-column">
      <style:table-column-properties style:column-width="7.92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Quotations">
      <style:paragraph-properties fo:orphans="1"/>
    </style:style>
    <style:style style:name="P2" style:family="paragraph" style:parent-style-name="Text_20_body">
      <style:paragraph-properties fo:orphans="1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orphans="0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P6" style:family="paragraph" style:parent-style-name="Text_20_body">
      <style:text-properties officeooo:paragraph-rsid="001065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1">
      <style:text-properties fo:font-size="16pt" style:font-size-asian="16pt" style:font-size-complex="16pt"/>
    </style:style>
    <style:style style:name="P9" style:family="paragraph" style:parent-style-name="Heading_20_6">
      <style:text-properties officeooo:paragraph-rsid="00195320"/>
    </style:style>
    <style:style style:name="P1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orphans="0"/>
    </style:style>
    <style:style style:name="P16" style:family="paragraph" style:parent-style-name="Text_20_body" style:list-style-name="L5">
      <style:paragraph-properties fo:orphans="1"/>
    </style:style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T1" style:family="text">
      <style:text-properties officeooo:rsid="000eb49a"/>
    </style:style>
    <style:style style:name="T2" style:family="text">
      <style:text-properties officeooo:rsid="00168dca"/>
    </style:style>
    <style:style style:name="T3" style:family="text">
      <style:text-properties fo:font-size="14pt" style:font-size-asian="14pt" style:font-size-complex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tgpt.com/c/68eb7f35-a6e0-8325-b566-8bf4b41b9c9a#main" text:style-name="Internet_20_link" text:visited-style-name="Visited_20_Internet_20_Link">Skip to content</text:a></text:p>
      <text:section text:style-name="Sect1" text:name="thread">
        <text:h text:style-name="Heading_20_5" text:outline-level="5">You said:</text:h>
        <text:h text:style-name="Heading_20_1" text:outline-level="1">Was ist ein Dunkelmater<text:span text:style-name="T1">i</text:span>e-Halo?</text:h>
      </text:section>
      <text:h text:style-name="Heading_20_6" text:outline-level="2">ChatGPT said:</text:h>
      <text:p text:style-name="Text_20_body">Ein <text:span text:style-name="Strong_20_Emphasis">Dunkelmaterie-Halo</text:span> (auch <text:span text:style-name="Strong_20_Emphasis">dunkler Halo</text:span> genannt) ist eine große, unsichtbare Hülle aus <text:span text:style-name="Strong_20_Emphasis">Dunkelmaterie</text:span>, die <text:span text:style-name="Strong_20_Emphasis">Galaxien und Galaxienhaufen</text:span> umgibt und ihren größten Teil der Masse ausmacht.</text:p>
      <text:h text:style-name="Heading_20_2" text:outline-level="3">Hier ist eine einfache, aber genaue Erklärung 👇</text:h>
      <text:p text:style-name="Horizontal_20_Line"/>
      <text:h text:style-name="Heading_20_3" text:outline-level="4">🌀 Grundidee</text:h>
      <text:list text:style-name="L1">
        <text:list-item>
          <text:p text:style-name="P11">Eine Galaxie (wie die Milchstraße) besteht aus Sternen, Gas, Staub und <text:span text:style-name="Strong_20_Emphasis">Dunkelmaterie</text:span>.</text:p>
        </text:list-item>
        <text:list-item>
          <text:p text:style-name="P11">Die sichtbaren Bestandteile machen <text:span text:style-name="Strong_20_Emphasis">nur etwa 10 %</text:span> der Gesamtmasse aus.</text:p>
        </text:list-item>
        <text:list-item>
          <text:p text:style-name="P11">Der Rest steckt in einem <text:span text:style-name="Strong_20_Emphasis">ausgedehnten Halo aus Dunkelmaterie</text:span>, der:</text:p>
          <text:list>
            <text:list-item>
              <text:p text:style-name="P11"><text:span text:style-name="Strong_20_Emphasis">kugelförmig</text:span> um die Galaxie verteilt ist,</text:p>
            </text:list-item>
            <text:list-item>
              <text:p text:style-name="P11"><text:span text:style-name="Strong_20_Emphasis">viel weiter reicht</text:span> als die sichtbare Scheibe,</text:p>
            </text:list-item>
            <text:list-item>
              <text:p text:style-name="P11">und <text:span text:style-name="Strong_20_Emphasis">keine elektromagnetische Strahlung</text:span> aussendet (daher „dunkel“).</text:p>
            </text:list-item>
          </text:list>
        </text:list-item>
      </text:list>
      <text:p text:style-name="Horizontal_20_Line"/>
      <text:h text:style-name="Heading_20_3" text:outline-level="4">🌌 Warum wissen wir, dass es ihn gibt?</text:h>
      <text:p text:style-name="Text_20_body">Man kann den Halo <text:span text:style-name="Strong_20_Emphasis">nicht direkt sehen</text:span>, aber seine <text:span text:style-name="Strong_20_Emphasis">Gravitationswirkung</text:span> verrät ihn:</text:p>
      <text:list text:style-name="L2">
        <text:list-item>
          <text:p text:style-name="P12"><text:span text:style-name="Strong_20_Emphasis">Rotationskurven von Galaxien</text:span></text:p>
          <text:list>
            <text:list-item>
              <text:p text:style-name="P12">Sterne am Rand rotieren <text:span text:style-name="Strong_20_Emphasis">zu schnell</text:span>, um nur durch sichtbare Materie gehalten zu werden.</text:p>
            </text:list-item>
            <text:list-item>
              <text:p text:style-name="P12">→ Es muss zusätzliche, unsichtbare Masse geben: den Dunkelmaterie-Halo.</text:p>
            </text:list-item>
          </text:list>
        </text:list-item>
        <text:list-item>
          <text:p text:style-name="P12"><text:span text:style-name="Strong_20_Emphasis">Gravitationslinseneffekt</text:span></text:p>
          <text:list>
            <text:list-item>
              <text:p text:style-name="P12">Licht von weit entfernten Galaxien wird durch die Schwerkraft des Halos <text:span text:style-name="Strong_20_Emphasis">gebogen</text:span>.</text:p>
            </text:list-item>
          </text:list>
        </text:list-item>
        <text:list-item>
          <text:p text:style-name="P12"><text:span text:style-name="Strong_20_Emphasis">Kosmologische Simulationen und Galaxienbildung</text:span></text:p>
          <text:list>
            <text:list-item>
              <text:p text:style-name="P12">Ohne Dunkelmaterie-Halos könnten sich Galaxien in der Frühzeit des Universums <text:span text:style-name="Strong_20_Emphasis">nicht so schnell gebildet</text:span> haben.</text:p>
            </text:list-item>
          </text:list>
        </text:list-item>
      </text:list>
      <text:p text:style-name="Horizontal_20_Line"/>
      <text:h text:style-name="Heading_20_3" text:outline-level="4"><text:soft-page-break/>📏 Eigenschaften eines Dunkelmaterie-Halos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Eigenschaft</text:p>
            </table:table-cell>
            <table:table-cell table:style-name="Tabel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trong_20_Emphasis">Form</text:span></text:p>
          </table:table-cell>
          <table:table-cell table:style-name="Tabelle1.A1" office:value-type="string">
            <text:p text:style-name="Table_20_Contents">annähernd kugelförmig oder leicht elliptisch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Größe</text:span></text:p>
          </table:table-cell>
          <table:table-cell table:style-name="Tabelle1.A1" office:value-type="string">
            <text:p text:style-name="Table_20_Contents">reicht oft 10× weiter als die sichtbare Galaxie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Masseanteil</text:span></text:p>
          </table:table-cell>
          <table:table-cell table:style-name="Tabelle1.A1" office:value-type="string">
            <text:p text:style-name="Table_20_Contents">80–90 % der Gesamtmasse der Galaxie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sammensetzung</text:span></text:p>
          </table:table-cell>
          <table:table-cell table:style-name="Tabelle1.A1" office:value-type="string">
            <text:p text:style-name="Table_20_Contents">unbekannt – wahrscheinlich aus <text:span text:style-name="Strong_20_Emphasis">nicht-baryonischer Dunkelmaterie</text:span> (z. B. WIMPs, Axionen o. Ä.)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Temperatur / Strahlung</text:span></text:p>
          </table:table-cell>
          <table:table-cell table:style-name="Tabelle1.A1" office:value-type="string">
            <text:p text:style-name="Table_20_Contents">keine; Dunkelmaterie wechselwirkt kaum mit Licht</text:p>
          </table:table-cell>
        </table:table-row>
      </table:table>
      <text:p text:style-name="Horizontal_20_Line"/>
      <text:h text:style-name="Heading_20_3" text:outline-level="4">💭 Beispiel: Die Milchstraße</text:h>
      <text:list text:style-name="L3">
        <text:list-item>
          <text:p text:style-name="P13">Sichtbarer Durchmesser: ca. <text:span text:style-name="Strong_20_Emphasis">100.000 Lichtjahre</text:span></text:p>
        </text:list-item>
        <text:list-item>
          <text:p text:style-name="P13">Dunkelmaterie-Halo: reicht bis zu <text:span text:style-name="Strong_20_Emphasis">1 Million Lichtjahre</text:span> weit</text:p>
        </text:list-item>
        <text:list-item>
          <text:p text:style-name="P13">Masseanteil des Halos: etwa <text:span text:style-name="Strong_20_Emphasis">90 % der Gesamtmasse</text:span></text:p>
        </text:list-item>
      </text:list>
      <text:p text:style-name="Horizontal_20_Line"/>
      <text:p text:style-name="Text_20_body">Wenn du möchtest, kann ich dir auch <text:span text:style-name="Strong_20_Emphasis">eine einfache Grafik oder Simulation</text:span> zeigen, wie der Halo im Verhältnis zur sichtbaren Galaxie aussieht — möchtest du das?</text:p>
      <text:h text:style-name="Heading_20_5" text:outline-level="6">You said:</text:h>
      <text:p text:style-name="Text_20_body">Ich bitte um Grafik und Simulation</text:p>
      <text:h text:style-name="Heading_20_6" text:outline-level="7">ChatGPT said:</text:h>
      <text:p text:style-name="Text_20_body">Hier sind ein paar <text:span text:style-name="Strong_20_Emphasis">Grafiken</text:span> und Hinweise auf <text:span text:style-name="Strong_20_Emphasis">Simulationen</text:span>, die zeigen, wie ein Dunkelmaterie-Halo um eine Galaxie aussehen könnte und wie sich solcher Halo in kosmologischen Simulationen entwickelt.</text:p>
      <text:p text:style-name="Horizontal_20_Line"/>
      <text:h text:style-name="Heading_20_2" text:outline-level="2">🖼️ Die Grafiken (Illustrationen)</text:h>
      <text:list text:style-name="L4">
        <text:list-item>
          <text:p text:style-name="P14">Oben links: ein schematischer Aufbau der Milchstraßen-Galaxie mit innerem und äußerem Halo. (Quelle: AAS Nova)</text:p>
        </text:list-item>
        <text:list-item>
          <text:p text:style-name="P14">Oben rechts: Darstellung eines simulierten Halo mit Substrukturen („Subhalos“) – also kleinen Klumpen von Dunkelmaterie innerhalb des größeren Halos.</text:p>
        </text:list-item>
        <text:list-item>
          <text:p text:style-name="P14">Unten links: eine Illustration, wie das Halo die Galaxienscheibe umgibt.</text:p>
        </text:list-item>
        <text:list-item>
          <text:p text:style-name="P14">Unten rechts: schematisch: der sichtbare Teil der Galaxie eingebettet im unsichtbaren Halo.</text:p>
        </text:list-item>
      </text:list>
      <text:p text:style-name="Text_20_body">Diese Illustrationen vermitteln ein intuitives Bild: die sichtbare Galaxie (Sterne, Gas, Milchstraßenscheibe) ist nur der „Spitzenanteil“, während der Halo sie großteils umgibt und weit über sie hinausreicht.</text:p>
      <text:p text:style-name="Horizontal_20_Line"><text:soft-page-break/></text:p>
      <text:h text:style-name="Heading_20_2" text:outline-level="2">🎬 Simulationen &amp; dynamische Darstellungen</text:h>
      <text:p text:style-name="Text_20_body">Eine besonders eindrucksvolle Simulation ist dieses Video:</text:p>
      <text:p text:style-name="P1"><text:span text:style-name="Strong_20_Emphasis">How Dark Matter Evolves – Galactic Halo Simulation High-Res 8K</text:span><text:line-break/>In dieser Darstellung sieht man, wie ein Dunkelmaterie-Halo über kosmologische Zeit skaliert aus kleinen Dichten zu einer dichten, klumpigen Struktur heranwächst. <text:a xlink:type="simple" xlink:href="https://www.youtube.com/watch?v=NzslqfaCHDA&amp;utm_source=chatgpt.com" office:target-frame-name="_blank" xlink:show="new" text:style-name="Internet_20_link" text:visited-style-name="Visited_20_Internet_20_Link">YouTube</text:a></text:p>
      <text:p text:style-name="P4">Diese Simulation gehört zum <text:span text:style-name="Strong_20_Emphasis">Aquarius-Projekt</text:span>, das einen Milchstraßen-ähnlichen Halo sehr hoch aufgelöst simuliert. <text:a xlink:type="simple" xlink:href="https://arxiv.org/abs/0809.0898?utm_source=chatgpt.com" office:target-frame-name="_blank" xlink:show="new" text:style-name="Internet_20_link" text:visited-style-name="Visited_20_Internet_20_Link">arXiv+2NASA Science+2</text:a></text:p>
      <text:p text:style-name="P2">Aus solchen Simulationen stammen auch Darstellungen, in denen der Halo nicht perfekt symmetrisch ist, sondern asymmetrisch verzerrt durch Einflüsse benachbarter Galaxien (z. B. die Große Magellansche Wolke) <text:a xlink:type="simple" xlink:href="https://aasnova.org/2021/10/18/featured-image-an-asymmetric-dark-matter-halo/?utm_source=chatgpt.com" office:target-frame-name="_blank" xlink:show="new" text:style-name="Internet_20_link" text:visited-style-name="Visited_20_Internet_20_Link">AAS Nova</text:a>.</text:p>
      <text:p text:style-name="Horizontal_20_Line"/>
      <text:h text:style-name="Heading_20_2" text:outline-level="2">📌 Technische Hinweise &amp; wichtige Aspekte aus Simulationen</text:h>
      <text:list text:style-name="L5">
        <text:list-item>
          <text:p text:style-name="P15">In hochwertigen N-Körper-Simulationen (bei denen man viele Massenpunkte zur Modellierung von Dunkelmaterie benutzt) sieht man, dass der Halo <text:span text:style-name="Strong_20_Emphasis">Substrukturen</text:span> enthält: kleinere dunkle Klumpen (Subhalos), die selbst Teil des Gesamt-Halos sind. <text:a xlink:type="simple" xlink:href="https://wwwmpa.mpa-garching.mpg.de/~gamk/TUM_Lectures/Lecture6.pdf?utm_source=chatgpt.com" office:target-frame-name="_blank" xlink:show="new" text:style-name="Internet_20_link" text:visited-style-name="Visited_20_Internet_20_Link">MPA Garching+2arXiv+2</text:a></text:p>
        </text:list-item>
        <text:list-item>
          <text:p text:style-name="P15">Die Dichteverteilung des Halos folgt typischerweise einem <text:span text:style-name="Strong_20_Emphasis">dichteren Kern</text:span> und abfallender Dichte nach außen. Häufig verwendet man Modelle wie das <text:span text:style-name="Strong_20_Emphasis">NFW-Profil</text:span> oder das <text:span text:style-name="Strong_20_Emphasis">Einasto-Profil</text:span> als funktionale Ansätze. <text:a xlink:type="simple" xlink:href="https://ned.ipac.caltech.edu/level5/Sept11/Benson/Benson2.html?utm_source=chatgpt.com" office:target-frame-name="_blank" xlink:show="new" text:style-name="Internet_20_link" text:visited-style-name="Visited_20_Internet_20_Link">Wikipedia+5NASA/IPAC Extragalactic Database+5Adsabs+5</text:a></text:p>
        </text:list-item>
        <text:list-item>
          <text:p text:style-name="P15">Die Form des Halos ist oft <text:span text:style-name="Strong_20_Emphasis">nicht perfekt kugelförmig</text:span>, sondern leicht ellipsoid oder triaxial (d. h. drei ungleiche Achsen). <text:a xlink:type="simple" xlink:href="https://ned.ipac.caltech.edu/level5/Sept11/Benson/Benson2.html?utm_source=chatgpt.com" office:target-frame-name="_blank" xlink:show="new" text:style-name="Internet_20_link" text:visited-style-name="Visited_20_Internet_20_Link">arXiv+3NASA/IPAC Extragalactic Database+3arXiv+3</text:a></text:p>
        </text:list-item>
        <text:list-item>
          <text:p text:style-name="P16">Auch Umwelt-Einflüsse zählen: Große Nachbargalaxien können den Halo verzerren oder „Wellen“ erzeugen (etwa, wie eine große Galaxie durch das Halo der Milchstraße zieht und eine Art „Hinterlassenschaft“ hinterlässt). <text:a xlink:type="simple" xlink:href="https://aasnova.org/2021/10/18/featured-image-an-asymmetric-dark-matter-halo/?utm_source=chatgpt.com" office:target-frame-name="_blank" xlink:show="new" text:style-name="Internet_20_link" text:visited-style-name="Visited_20_Internet_20_Link">AAS Nova</text:a></text:p>
        </text:list-item>
      </text:list>
      <text:p text:style-name="Horizontal_20_Line"/>
      <text:p text:style-name="Text_20_body">Wenn du willst, kann ich dir eine <text:span text:style-name="Strong_20_Emphasis">interaktive Simulation</text:span>, z. B. eine Web-App, nennen oder dich anleiten, wie du selbst mit Software (z. B. mit Python + Astronomie-Bibliotheken) eine einfache Simulation eines Dunkelmaterie-Halos erzeugst. Möchtest du das?</text:p>
      <text:h text:style-name="P5" text:outline-level="1"><text:soft-page-break/>You said:</text:h>
      <text:h text:style-name="P5" text:outline-level="1">Wie könnte es bei der Simulation der Kinematik von Galaxien helfen, wenn man eine eine **Reverse-Rekonstruktions-Methode** hätte, </text:h>
      <text:p text:style-name="P6">welche die 18 fundamentalen Konstanten des Standardmodells aus nur 5 primordialen Parametern mit 1-3% Genauigkeit ableitet und das Teilchen für die Dunkle Materie kennen würde?</text:p>
      <text:h text:style-name="P9" text:outline-level="1">ChatGPT said: <text:span text:style-name="T3">Sehr spannende Frage </text:span>— <text:span text:style-name="T3">das ist tatsächlich eine der tiefsten Verknüpfungen zwischen </text:span><text:span text:style-name="Strong_20_Emphasis"><text:span text:style-name="T3">Teilchenphysik und Kosmologie</text:span></text:span><text:span text:style-name="T3">,</text:span></text:h>
      <text:p text:style-name="Text_20_body"><text:s/>und eine solche <text:span text:style-name="Emphasis">Reverse-Rekonstruktions-Methode</text:span> wäre ein gewaltiger Durchbruch.<text:line-break/>Ich erkläre das Schritt für Schritt 👇</text:p>
      <text:p text:style-name="Horizontal_20_Line"/>
      <text:h text:style-name="Heading_20_2" text:outline-level="2">🧩 1. Ausgangslage: Das Problem heute</text:h>
      <text:p text:style-name="Text_20_body">In der heutigen Astrophysik und Kosmologie simulieren wir Galaxien und ihre Dynamik (Kinematik) auf Basis von:</text:p>
      <text:list text:style-name="L6">
        <text:list-item>
          <text:p text:style-name="P17">beobachteten Anfangsbedingungen (z. B. Dichteschwankungen im frühen Universum),</text:p>
        </text:list-item>
        <text:list-item>
          <text:p text:style-name="P17">empirischen oder modellierten <text:span text:style-name="Strong_20_Emphasis">kosmologischen Parametern</text:span> (H₀, Ωₘ, ΩΛ, σ₈ usw.),</text:p>
        </text:list-item>
        <text:list-item>
          <text:p text:style-name="P17">und <text:span text:style-name="Strong_20_Emphasis">angenommenen Eigenschaften</text:span> der Dunklen Materie (z. B. "kalt", "warm", „collisionless“).</text:p>
        </text:list-item>
      </text:list>
      <text:p text:style-name="Text_20_body">👉 Das Problem:<text:line-break/>Wir <text:span text:style-name="Strong_20_Emphasis">kennen die Mikrophysik der Dunklen Materie nicht</text:span> und müssen sie durch einfache Annahmen (z. B. WIMP mit Masse mχ, keine Selbstwechselwirkung) ersetzen.<text:line-break/>Dadurch bleiben Simulationen <text:span text:style-name="Strong_20_Emphasis">degeneriert</text:span>: verschiedene Teilchenmodelle können ähnliche makroskopische Effekte erzeugen.</text:p>
      <text:p text:style-name="Horizontal_20_Line"/>
      <text:h text:style-name="Heading_20_2" text:outline-level="2">🔄 2. Was deine „Reverse-Rekonstruktions-Methode“ leisten würde</text:h>
      <text:p text:style-name="Text_20_body">Wenn man eine Methode hätte, die:</text:p>
      <text:list text:style-name="L7">
        <text:list-item>
          <text:p text:style-name="P18"><text:span text:style-name="Strong_20_Emphasis">aus 5 primordialen Parametern</text:span> (etwa Planck-Masse, Inflationsparameter, Kopplungsstärken der frühen Felder etc.)</text:p>
        </text:list-item>
        <text:list-item>
          <text:p text:style-name="P18">die <text:span text:style-name="Strong_20_Emphasis">18 fundamentalen Konstanten des Standardmodells</text:span> (inkl. Teilchenmassen, Kopplungen, CP-Phasen etc.)<text:line-break/>mit 1–3 % Genauigkeit <text:span text:style-name="Strong_20_Emphasis">rückwärts rekonstruieren</text:span> kann,</text:p>
        </text:list-item>
        <text:list-item>
          <text:p text:style-name="P18"><text:soft-page-break/>und zugleich das <text:span text:style-name="Strong_20_Emphasis">Teilchen der Dunklen Materie eindeutig identifiziert</text:span> (z. B. seine Masse, Spin, Kopplung, Stabilitätsmechanismus),</text:p>
        </text:list-item>
      </text:list>
      <text:p text:style-name="Text_20_body">dann würde man den <text:span text:style-name="Strong_20_Emphasis">mikrophysikalischen Ursprung der makroskopischen Dynamik</text:span> kennen.</text:p>
      <text:p text:style-name="Text_20_body">Das bedeutet:<text:line-break/>Man könnte <text:span text:style-name="Strong_20_Emphasis">von der fundamentalen Physik bis zur Galaxienkinematik durchsimulieren</text:span>, ohne empirische Freiheiten.</text:p>
      <text:p text:style-name="Horizontal_20_Line"/>
      <text:h text:style-name="Heading_20_2" text:outline-level="2">🧠 3. Direkte Auswirkungen auf Galaxiensimulationen</text:h>
      <text:h text:style-name="Heading_20_3" text:outline-level="3">a) <text:span text:style-name="Strong_20_Emphasis">Initial Conditions &amp; Power Spectrum</text:span></text:h>
      <text:list text:style-name="L8">
        <text:list-item>
          <text:p text:style-name="P19">Aus den 5 primordialen Parametern folgt das genaue <text:span text:style-name="Strong_20_Emphasis">materielle Fluktuationsspektrum</text:span> (wie stark Dichteschwankungen in verschiedenen Skalen anfänglich waren).</text:p>
        </text:list-item>
        <text:list-item>
          <text:p text:style-name="P19">Damit könnte man <text:span text:style-name="Strong_20_Emphasis">die korrekte Anfangsverteilung der Dunklen Materie</text:span> im frühen Universum präzise bestimmen.</text:p>
        </text:list-item>
        <text:list-item>
          <text:p text:style-name="P19">Keine empirische Anpassung an CMB-Daten nötig – sie wären <text:span text:style-name="Emphasis">abgeleitet</text:span>, nicht <text:span text:style-name="Emphasis">eingesetzt</text:span>.</text:p>
        </text:list-item>
      </text:list>
      <text:h text:style-name="Heading_20_3" text:outline-level="3">b) <text:span text:style-name="Strong_20_Emphasis">Teilchenphysikalische Natur der Dunklen Materie</text:span></text:h>
      <text:list text:style-name="L9">
        <text:list-item>
          <text:p text:style-name="P20">Wenn man Masse, Spin und Kopplungen kennt, kann man exakt berechnen:</text:p>
          <text:list>
            <text:list-item>
              <text:p text:style-name="P20">thermische Geschichte (Freeze-out / Freeze-in),</text:p>
            </text:list-item>
            <text:list-item>
              <text:p text:style-name="P20">Selbstwechselwirkungen,</text:p>
            </text:list-item>
            <text:list-item>
              <text:p text:style-name="P20">Streuquerschnitte mit baryonischer Materie.</text:p>
            </text:list-item>
          </text:list>
        </text:list-item>
        <text:list-item>
          <text:p text:style-name="P20">Das beeinflusst:</text:p>
          <text:list>
            <text:list-item>
              <text:p text:style-name="P20">die <text:span text:style-name="Strong_20_Emphasis">Feinstruktur der Halos</text:span> (Subhalo-Verteilung),</text:p>
            </text:list-item>
            <text:list-item>
              <text:p text:style-name="P20">die <text:span text:style-name="Strong_20_Emphasis">Kerne vs. Cusps</text:span> in Galaxienzentren,</text:p>
            </text:list-item>
            <text:list-item>
              <text:p text:style-name="P20">und sogar <text:span text:style-name="Strong_20_Emphasis">Balkenbildung und Scheibendynamik</text:span>.</text:p>
            </text:list-item>
          </text:list>
        </text:list-item>
      </text:list>
      <text:h text:style-name="Heading_20_3" text:outline-level="3">c) <text:span text:style-name="Strong_20_Emphasis">Dissipative oder nicht-dissipative DM</text:span></text:h>
      <text:list text:style-name="L10">
        <text:list-item>
          <text:p text:style-name="P21">Wenn die DM z. B. schwach dissipativ ist (etwa durch ein „dunkles Photon“), könnte sie Haloformen verändern.</text:p>
        </text:list-item>
        <text:list-item>
          <text:p text:style-name="P21">Die Methode würde zeigen, ob man eine <text:span text:style-name="Strong_20_Emphasis">kollisionsfreie</text:span> oder <text:span text:style-name="Strong_20_Emphasis">leicht wechselwirkende</text:span> Dunkelmaterie erwartet.</text:p>
        </text:list-item>
        <text:list-item>
          <text:p text:style-name="P21">Das ist entscheidend für realistische Rotationskurven und Stabilitätssimulationen.</text:p>
        </text:list-item>
      </text:list>
      <text:p text:style-name="Horizontal_20_Line"/>
      <text:h text:style-name="Heading_20_2" text:outline-level="2"><text:soft-page-break/>🧮 4. Praktischer Nutzen für die Simulation der Kinematik</text:h>
      <text:p text:style-name="Text_20_body">Mit einer solchen Methode könnte man:</text:p>
      <text:list text:style-name="L11">
        <text:list-item>
          <text:p text:style-name="P22"><text:span text:style-name="Strong_20_Emphasis">Galaxienrotationen, Halo-Profile und Satellitenverteilungen</text:span> <text:span text:style-name="Emphasis">ohne empirische Fitparameter</text:span> vorhersagen.</text:p>
        </text:list-item>
        <text:list-item>
          <text:p text:style-name="P22"><text:span text:style-name="Strong_20_Emphasis">Numerische Simulationen (z. B. N-body oder Hydrodynamik)</text:span> mit exakt berechneten mikrophysikalischen Inputs initialisieren.</text:p>
        </text:list-item>
        <text:list-item>
          <text:p text:style-name="P22"><text:span text:style-name="Strong_20_Emphasis">Vergleiche zwischen Theorie und Beobachtung</text:span> auf völlig neuer Ebene anstellen – etwa prüfen, ob beobachtete Geschwindigkeitsverteilungen mit der „abgeleiteten“ Dunkelmaterie konsistent sind.</text:p>
        </text:list-item>
      </text:list>
      <text:p text:style-name="Text_20_body">Das wäre der Übergang von:</text:p>
      <text:p text:style-name="Quotations">„Wir passen Modelle an Beobachtungen an“<text:line-break/>→ zu<text:line-break/>„Wir berechnen Beobachtungen aus der fundamentalen Physik.“</text:p>
      <text:p text:style-name="Horizontal_20_Line"/>
      <text:h text:style-name="Heading_20_2" text:outline-level="2">🪐 5. Philosophische Konsequenz</text:h>
      <text:p text:style-name="Text_20_body">Man würde eine <text:span text:style-name="Strong_20_Emphasis">geschlossene Kausalkette</text:span> von der Planck-Ära bis zur heutigen Galaxienkinematik besitzen:</text:p>
      <text:p text:style-name="Quotations">Primordiale Parameter → Standardmodellkonstanten → Teilchenphysik der Dunklen Materie → Strukturbildung → Galaxienbewegung</text:p>
      <text:p text:style-name="Text_20_body">Das hieße:<text:line-break/>Man könnte das Verhalten einer Spiralgalaxie erklären <text:span text:style-name="Strong_20_Emphasis">ohne</text:span> empirische Freiheitsgrade – rein aus der Frühzeit des Universums heraus.<text:line-break/>Das wäre <text:span text:style-name="Strong_20_Emphasis">die ultimative Vereinheitlichung von Mikrophysik und Astrophysik</text:span>.</text:p>
      <text:p text:style-name="Horizontal_20_Line"/>
      <text:h text:style-name="Heading_20_2" text:outline-level="2">🔍 Zusammenfassung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Ebene</text:p>
            </table:table-cell>
            <table:table-cell table:style-name="Tabelle2.A1" office:value-type="string">
              <text:p text:style-name="Table_20_Heading">Status heute</text:p>
            </table:table-cell>
            <table:table-cell table:style-name="Tabelle2.A1" office:value-type="string">
              <text:p text:style-name="Table_20_Heading">Mit Reverse-Rekonstruktions-Methode</text:p>
            </table:table-cell>
          </table:table-row>
        </table:table-header-rows>
        <table:table-row>
          <table:table-cell table:style-name="Tabelle2.A1" office:value-type="string">
            <text:p text:style-name="Table_20_Contents">Fundamentale Konstanten</text:p>
          </table:table-cell>
          <table:table-cell table:style-name="Tabelle2.A1" office:value-type="string">
            <text:p text:style-name="Table_20_Contents">empirisch gemessen</text:p>
          </table:table-cell>
          <table:table-cell table:style-name="Tabelle2.A1" office:value-type="string">
            <text:p text:style-name="Table_20_Contents">aus 5 Parametern abgeleitet</text:p>
          </table:table-cell>
        </table:table-row>
        <table:table-row>
          <table:table-cell table:style-name="Tabelle2.A1" office:value-type="string">
            <text:p text:style-name="Table_20_Contents">Dunkle Materie</text:p>
          </table:table-cell>
          <table:table-cell table:style-name="Tabelle2.A1" office:value-type="string">
            <text:p text:style-name="Table_20_Contents">unbekannt</text:p>
          </table:table-cell>
          <table:table-cell table:style-name="Tabelle2.A1" office:value-type="string">
            <text:p text:style-name="Table_20_Contents">bekanntes Teilchen mit definierter Mikrophysik</text:p>
          </table:table-cell>
        </table:table-row>
        <table:table-row>
          <table:table-cell table:style-name="Tabelle2.A1" office:value-type="string">
            <text:p text:style-name="Table_20_Contents">Simulation</text:p>
          </table:table-cell>
          <table:table-cell table:style-name="Tabelle2.A1" office:value-type="string">
            <text:p text:style-name="Table_20_Contents">parametrisch (fit-based)</text:p>
          </table:table-cell>
          <table:table-cell table:style-name="Tabelle2.A1" office:value-type="string">
            <text:p text:style-name="Table_20_Contents">ab-initio (ableitungsbasiert)</text:p>
          </table:table-cell>
        </table:table-row>
        <table:table-row>
          <table:table-cell table:style-name="Tabelle2.A1" office:value-type="string">
            <text:p text:style-name="Table_20_Contents">Genauigkeit</text:p>
          </table:table-cell>
          <table:table-cell table:style-name="Tabelle2.A1" office:value-type="string">
            <text:p text:style-name="Table_20_Contents">begrenzt durch Unsicherheiten</text:p>
          </table:table-cell>
          <table:table-cell table:style-name="Tabelle2.A1" office:value-type="string">
            <text:p text:style-name="Table_20_Contents">1–3 % auf allen Skalen</text:p>
          </table:table-cell>
        </table:table-row>
        <table:table-row>
          <table:table-cell table:style-name="Tabelle2.A1" office:value-type="string">
            <text:p text:style-name="Table_20_Contents">Aussagekraft</text:p>
          </table:table-cell>
          <table:table-cell table:style-name="Tabelle2.A1" office:value-type="string">
            <text:p text:style-name="Table_20_Contents">phänomenologisch</text:p>
          </table:table-cell>
          <table:table-cell table:style-name="Tabelle2.A1" office:value-type="string">
            <text:p text:style-name="Table_20_Contents">kausal-deterministisch</text:p>
          </table:table-cell>
        </table:table-row>
      </table:table>
      <text:p text:style-name="Horizontal_20_Line"><text:soft-page-break/></text:p>
      <text:p text:style-name="Text_20_body">Wenn du willst, kann ich dir <text:span text:style-name="Strong_20_Emphasis">skizzieren, wie man so eine Rückwärts-Rekonstruktion theoretisch aufbauen könnte</text:span> (z. B. welche 5 primordialen Parameter nötig wären, welche mathematische Form die Rückwärtsabbildung haben müsste und wie man sie mit Simulationen koppelt).<text:line-break/>Möchtest du, dass ich das tue?</text:p>
      <text:h text:style-name="Heading_20_1" text:outline-level="1">You said: Ich habe diese Methode bereits mit folgendem Teilchen: </text:h>
      <text:p text:style-name="P6">**Kernvorhersage:** Eine skalare Resonanz bei 1000,0 ± 12,5 GeV (Γ = 25,3 MeV) mit dominanten Top-Quark-Zerfällen (85%). **Experimenteller Status:** 2-3σ Signifikanz in aktuellen LHC- Daten, &gt;5σ Entdeckungspotential am HL-LHC.</text:p>
      <text:h text:style-name="Heading_20_2" text:outline-level="2">ChatGPT said:</text:h>
      <text:p text:style-name="Text_20_body">Das ist spannend — danke für die konkreten Parameter. Ich fasse zuerst kurz zusammen, berechne ein paar unmittelbar relevante Größen aus deinen Angaben und zeige dann präzise, welche Konsequenzen so ein Signal für Galax<text:span text:style-name="T2">y</text:span>simulationen / Kinematik hätte und wie du es praktisch in Simulationen einbauen kannst.</text:p>
      <text:p text:style-name="Horizontal_20_Line"/>
      <text:h text:style-name="Heading_20_3" text:outline-level="3">1) Kurz-Zusammenfassung deiner Inputs</text:h>
      <text:list text:style-name="L12">
        <text:list-item>
          <text:p text:style-name="P23">Resonanz: <text:span text:style-name="Strong_20_Emphasis">Skalares Teilchen</text:span> mit mϕ​=1000.0±12.5 GeV</text:p>
        </text:list-item>
        <text:list-item>
          <text:p text:style-name="P23">Totale Breite: Γtot​=25.3 MeV (sehr schmal)</text:p>
        </text:list-item>
        <text:list-item>
          <text:p text:style-name="P23">Dominante Zerfälle: <text:span text:style-name="Strong_20_Emphasis">85 %</text:span> in ttˉ (top-Quarks)</text:p>
        </text:list-item>
        <text:list-item>
          <text:p text:style-name="P23">Experimenteller Status: <text:span text:style-name="Strong_20_Emphasis">2–3σ</text:span> in aktuellen LHC-Daten; &gt;5σ möglich beim HL-LHC.</text:p>
        </text:list-item>
      </text:list>
      <text:p text:style-name="Text_20_body">Wichtig: Ein Teilchen, das zu ttˉ zerfällt, ist <text:span text:style-name="Strong_20_Emphasis">unstable</text:span> — damit ist es nicht selbst ein Dark-Matter-Kandidat (außer in exotischen Szenarien mit nahezu stabiler Long-lived-Komponente). Viel wahrscheinlicher: es ist ein <text:span text:style-name="Strong_20_Emphasis">Mediator</text:span> zwischen Standardmodell-Feld(en) und einer möglichen Dunkelmaterie-Sphäre, oder eine neue (kurzlebige) Skalar-Resonanz.</text:p>
      <text:p text:style-name="Horizontal_20_Line"/>
      <text:h text:style-name="Heading_20_3" text:outline-level="3">2) Direkte, berechenbare Zahl: Effektive Kopplung an Tops</text:h>
      <text:p text:style-name="Text_20_body">Aus Γttˉ​≈0.85 Γtot​ und der Standardformel für einen skalaren Zweifermion-Partialwidth (für eine einfache Yukawa-Kopplung yϕ​ϕtˉt)</text:p>
      <text:p text:style-name="P3">Γttˉ​≈8π3yϕ2​mϕ​​β3,β=1−mϕ2​4mt2​​</text:p>
      <text:p text:style-name="Text_20_body">​ </text:p>
      <text:p text:style-name="Text_20_body"><text:soft-page-break/>ergibt sich (mit mt​≈172.5 GeV, mϕ​=1000 GeV, Γttˉ​≃0.0215 GeV):</text:p>
      <text:p text:style-name="Text_20_body"><text:span text:style-name="Strong_20_Emphasis">Effektiver Yukawa-Kopplungsparameter</text:span></text:p>
      <text:p text:style-name="Text_20_body">yϕ​≈1.48×10−2 (≈0.0148). </text:p>
      <text:p text:style-name="Text_20_body">Das ist <text:span text:style-name="Strong_20_Emphasis">sehr klein</text:span> im Vergleich zur SM-Top-Yukawa (ytSM​∼1). Das erklärt, warum das Signal bisher nur schwach sichtbar ist (kleine Produktionsrate / schmale Breite).</text:p>
      <text:p text:style-name="Horizontal_20_Line"/>
      <text:h text:style-name="Heading_20_3" text:outline-level="3">3) Was folgt daraus für Dark-Matter-Modelle &amp; Strukturentstehung?</text:h>
      <text:p text:style-name="Text_20_body">Ich unterscheide zwei physikalisch sehr verschiedene Rollen, die so ein Skalar haben kann — und die Konsequenzen für Galaxienkinematik sind sehr unterschiedlich:</text:p>
      <text:h text:style-name="Heading_20_4" text:outline-level="4">A) Das Skalar ist <text:span text:style-name="Strong_20_Emphasis">der</text:span> Dark-Matter-Teilchen (implausibel)</text:h>
      <text:list text:style-name="L13">
        <text:list-item>
          <text:p text:style-name="P24"><text:span text:style-name="Strong_20_Emphasis">Problem:</text:span> Wenn es zu ttˉ mit 85% zerfällt, ist es nicht stabil auf kosmologischen Zeiten → <text:span text:style-name="Strong_20_Emphasis">kann nicht</text:span> der dominierende DM-Baustein sein (außer extrem exotische Modelle mit fast-stabilen Zuständen, die hier nicht offensichtlich sind).</text:p>
        </text:list-item>
        <text:list-item>
          <text:p text:style-name="P24">Folge: kein DM-Teilchen → keine direkten Auswirkungen auf Kinematik.</text:p>
        </text:list-item>
      </text:list>
      <text:h text:style-name="Heading_20_5" text:outline-level="5">B) Das Skalar ist ein <text:span text:style-name="Strong_20_Emphasis">Mediator</text:span> zwischen SM und (möglicher) Dunkelmaterie</text:h>
      <text:p text:style-name="Text_20_body">Das ist realistischer. Dann haben wir mindestens zwei relevante Massen / Skalen:</text:p>
      <text:list text:style-name="L14">
        <text:list-item>
          <text:p text:style-name="P25">mϕ​≈1 TeV (schwer),</text:p>
        </text:list-item>
        <text:list-item>
          <text:p text:style-name="P25">mχ​ = Masse des tatsächlichen DM-Teilchens (unbekannt in deinem Postulat).</text:p>
        </text:list-item>
      </text:list>
      <text:p text:style-name="Text_20_body">Wichtige Folgen:</text:p>
      <text:list text:style-name="L15">
        <text:list-item>
          <text:p text:style-name="P26"><text:span text:style-name="Strong_20_Emphasis">Kurzreichweitige Wechselwirkung:</text:span><text:line-break/>Ein <text:span text:style-name="Emphasis">schwerer</text:span> Mediator (∼1 TeV) erzeugt <text:span text:style-name="Strong_20_Emphasis">kurzreichweitige (Kontakt-) Wechselwirkung</text:span> zwischen DM-Teilchen. Solche Wechselwirkungen führen typischerweise zu sehr kleinen Selbstwechselwirkungs-Querschnitten pro Masse σ/m bei galaktischen Geschwindigkeiten, <text:span text:style-name="Strong_20_Emphasis">so dass die DM-Hülle CDM-like bleibt</text:span> (d.h. collisionless cold dark matter).<text:line-break/>→ <text:span text:style-name="Strong_20_Emphasis">Keine großen Änderungen</text:span> an Standard-CDM-Vorhersagen für Rotationskurven, Subhalo-Abundanz, free-streaming auf kpc-Skalen, außer wenn zusätzliche <text:span text:style-name="Emphasis">leichte</text:span> Mediatoren existieren.</text:p>
        </text:list-item>
        <text:list-item>
          <text:p text:style-name="P26"><text:span text:style-name="Strong_20_Emphasis">Selbstwechselwirkungen (SIDM) nur bei leichtem Mediator:</text:span><text:line-break/>Wenn zusätzlich zu deinem 1-TeV-Skalar ein <text:span text:style-name="Strong_20_Emphasis">leichter</text:span> (MeV–GeV oder leichter) Mediator existiert, kann man velocity-dependent SIDM-Kopplungen erhalten, die Kernbildung in Zwerggalaxien fördern (σ/m ~ 0.1–1 cm²/g). <text:span text:style-name="Strong_20_Emphasis">Ein 1-TeV Mediator allein erzeugt das in der Regel nicht.</text:span></text:p>
        </text:list-item>
        <text:list-item>
          <text:p text:style-name="P26"><text:span text:style-name="Strong_20_Emphasis">Free-streaming / Warmth:</text:span><text:line-break/>Ein DM-Teilchen mit thermischer Masse ∼ TeV ist <text:span text:style-name="Strong_20_Emphasis">kalt</text:span>: die Free-streaming-Skala liegt bei <text:soft-page-break/><text:span text:style-name="Strong_20_Emphasis">&lt;&lt; kpc</text:span> (typisch sub-pc bis pc Bereiche). Somit ändert sich die lineare Power-Spectrum-Suppression nicht relevant für galaktische Skalen → CDM-Vorhersagen unberührt.</text:p>
        </text:list-item>
        <text:list-item>
          <text:p text:style-name="P26"><text:span text:style-name="Strong_20_Emphasis">Annihilation / Indirekte Effekte (Annihilation in Halos):</text:span><text:line-break/>Wenn DM annihiliert über χχ→ϕ→ttˉ, könnten indirekte Signale (γ, pˉ​, ν) auftreten. Für schwere DM (≥ TeV) sind kosmologische / CMB-Limits weniger streng, aber lokale Indirekt-Suches sind sensibel. Für die Kinematik sind annihilation-heating-Effekte in Halos normalerweise vernachlässigbar (zu klein, um Rotationskurven zu verändern), außer bei extrem hohen Kreuz­schnitten.</text:p>
        </text:list-item>
        <text:list-item>
          <text:p text:style-name="P26"><text:span text:style-name="Strong_20_Emphasis">Baryonische Kopplung durch Top-Kanal:</text:span><text:line-break/>Da der Mediator schwach an Tops gekoppelt ist ( yϕ​∼1.5×10−2 ), sind direkte Kopplungen an leichte Quarks und damit direkte Detektionsraten <text:span text:style-name="Strong_20_Emphasis">häufig stark unterdrückt</text:span> (entweder loop-unterdrückt oder durch kleine Mixing-Winkel). Heißt: die übliche baryonische Rückkopplung auf Halo-Skalen bleibt primär baryonisch (SNe, AGN) und wird nicht stark von diesem Mediator gesteuert.</text:p>
        </text:list-item>
      </text:list>
      <text:p text:style-name="Horizontal_20_Line"/>
      <text:h text:style-name="Heading_20_3" text:outline-level="3">4) Konkrete Abschätzung: Selbst-Wechselwirkungs-Skala σ/m (wie groß müsste sie sein, damit Kinematik sichtbar ändert?)</text:h>
      <text:list text:style-name="L16">
        <text:list-item>
          <text:p text:style-name="P27">Referenzbereich, bei dem SIDM astrophysikalische Kerne erzeugt: σ/m∼0.1−1 cm2/g.</text:p>
        </text:list-item>
        <text:list-item>
          <text:p text:style-name="P27">Für ein DM-Teilchen der Masse mχ​ ist die zugehörige partikuläre Querschnittsgröße σ bei σ/m=1 cm2/g numerisch:</text:p>
          <text:p text:style-name="P27">σ≃(σ/m)×mχ​(in cgs), </text:p>
          <text:p text:style-name="P27">z. B. für mχ​=1000 GeV gilt (1 GeV ≈1.7827×10−24 g)</text:p>
          <text:p text:style-name="P27">mχ​≃1.78×10−21 g⇒σ≃1.78×10−21 cm2. </text:p>
          <text:p text:style-name="P27">Das ist extrem klein als partikulärer Querschnitt — aber realisierbar, wenn ein <text:span text:style-name="Strong_20_Emphasis">leichter</text:span> Vermittler vorhanden ist. Ein schwerer 1-TeV Mediator führt typischerweise zu noch viel kleineren σ.</text:p>
        </text:list-item>
      </text:list>
      <text:p text:style-name="Text_20_body"><text:span text:style-name="Strong_20_Emphasis">Schlussfolgerung:</text:span> Mit nur deinem 1-TeV Skalar als Mediation erwarten wir <text:span text:style-name="Strong_20_Emphasis">σ/m ≪ 0.1 cm²/g</text:span> → also praktisch <text:span text:style-name="Emphasis">kein</text:span> sichtbarer Einfluss auf Galaxien-Kinematik gegenüber CDM.</text:p>
      <text:p text:style-name="Horizontal_20_Line"/>
      <text:h text:style-name="Heading_20_3" text:outline-level="3">5) Praktische Umsetzung in Simulations-Pipelines (Was tun, wenn dein Modell stimmt?)</text:h>
      <text:p text:style-name="Text_20_body">Wenn du willst, dass deine Reverse-Rekonstruktions-Methode <text:span text:style-name="Emphasis">konkret</text:span> in Kinematik-Simulationen wirksam getestet wird, hier ein praktischer <text:span text:style-name="Strong_20_Emphasis">Arbeitsplan</text:span> (Schritt-für-Schritt):</text:p>
      <text:list text:style-name="L17">
        <text:list-item>
          <text:p text:style-name="P28"><text:span text:style-name="Strong_20_Emphasis">Bestimme die Rolle des Skalars</text:span></text:p>
          <text:list>
            <text:list-item>
              <text:p text:style-name="P28"><text:soft-page-break/>Ist ϕ Mediator oder DM selbst? (Deine Angaben deuten auf Mediator.)</text:p>
            </text:list-item>
            <text:list-item>
              <text:p text:style-name="P28">Falls Mediator: definiere mχ​, Kopplungen gχ​ (DM-Seite) und yϕ​ (SM-Seite ≈ 0.0148).</text:p>
            </text:list-item>
          </text:list>
        </text:list-item>
        <text:list-item>
          <text:p text:style-name="P28"><text:span text:style-name="Strong_20_Emphasis">Berechne effektive Größen</text:span></text:p>
          <text:list>
            <text:list-item>
              <text:p text:style-name="P28">Annihilationsquerschnitt ⟨σv⟩ für χχ→ttˉ (s-channel via ϕ).</text:p>
            </text:list-item>
            <text:list-item>
              <text:p text:style-name="P28">Selbst-Streuteilchen-Querschnitt σχχ​(v) (Born-Regime: ∼ gχ4​mχ2​/(4πmϕ4​) ; für starke Effekte braucht leichten Mediator).</text:p>
            </text:list-item>
            <text:list-item>
              <text:p text:style-name="P28">Free-streaming Länge / Transfer-Funktion (falls DM warm).</text:p>
            </text:list-item>
          </text:list>
          <text:p text:style-name="P28">Ich kann dir konkrete Formeln / Scripts liefern — z. B. ein Python-Snippet, das σ/m als Funktion von mχ​,mϕ​,gχ​ berechnet.</text:p>
        </text:list-item>
        <text:list-item>
          <text:p text:style-name="P28"><text:span text:style-name="Strong_20_Emphasis">Lineare Power-Spectrum / Transferfunktion</text:span></text:p>
          <text:list>
            <text:list-item>
              <text:p text:style-name="P28">Falls DM kalt (TeV), benutze Standard-CDM Transferfunktion (keine Dämpfung auf kpc-Skalen).</text:p>
            </text:list-item>
            <text:list-item>
              <text:p text:style-name="P28">Falls nicht, erzeuge modifizierte Transferfunktion (z.B. mit CLASS/ CAMB oder approximativ via analytic cut-off).</text:p>
            </text:list-item>
          </text:list>
        </text:list-item>
        <text:list-item>
          <text:p text:style-name="P28"><text:span text:style-name="Strong_20_Emphasis">N-body / Hydro Simulation</text:span></text:p>
          <text:list>
            <text:list-item>
              <text:p text:style-name="P28">Für SIDM: implementiere ein <text:span text:style-name="Strong_20_Emphasis">collisional scattering module</text:span> (Monte-Carlo scattering) mit velocity-dependent σ(v).</text:p>
            </text:list-item>
            <text:list-item>
              <text:p text:style-name="P28">Keine SIDM-Effekte erwartet bei rein schwerem Mediator → Standard collisionless runs ausreichend.</text:p>
            </text:list-item>
            <text:list-item>
              <text:p text:style-name="P28">Star-formation / feedback Modelle unangetastet lassen; vergleiche Rotation Curves/Velocity Dispersion gegen Beobachtungen.</text:p>
            </text:list-item>
          </text:list>
        </text:list-item>
        <text:list-item>
          <text:p text:style-name="P28"><text:span text:style-name="Strong_20_Emphasis">Auswertung</text:span></text:p>
          <text:list>
            <text:list-item>
              <text:p text:style-name="P28">Vergleiche Rotation-Kurven, Kern-Dichteprofile, Subhalo-Massenfunktion, Satelliten-Kinematik zwischen „Standard-CDM“ und deinem Modell.</text:p>
            </text:list-item>
            <text:list-item>
              <text:p text:style-name="P28">Prüfe ob Unterschiede innerhalb 1–3% (dein gewünschter methodischer Fehlerbereich) messbar sind.</text:p>
            </text:list-item>
          </text:list>
        </text:list-item>
      </text:list>
      <text:p text:style-name="Horizontal_20_Line"/>
      <text:h text:style-name="Heading_20_3" text:outline-level="3">6) Weitere signifikante Schnittstellen / Constraints, die du einbauen musst</text:h>
      <text:list text:style-name="L18">
        <text:list-item>
          <text:p text:style-name="P29"><text:span text:style-name="Strong_20_Emphasis">Collider → Kosmo</text:span>: dein yϕ​ legt Produktionsrate am LHC fest; falls ϕ gekoppelt zu DM, die Kopplung gχ​ kann aus Verhältnis von sichtbarer Breite zu unsichtbaren Breite abgeschätzt werden (falls es unsichtbare Kanäle gäbe).</text:p>
        </text:list-item>
        <text:list-item>
          <text:p text:style-name="P29"><text:soft-page-break/><text:span text:style-name="Strong_20_Emphasis">Indirekte Detektion</text:span>: χχ→ttˉ produziert γ-Spektren, Antiprotonen; prüfen gegen AMS-02, Fermi, H.E.S.S.</text:p>
        </text:list-item>
        <text:list-item>
          <text:p text:style-name="P29"><text:span text:style-name="Strong_20_Emphasis">CMB Bounds</text:span>: Annihilation während Rekombination (bei starken s-wave-Kreuz­schnitten) begrenzt ⟨σv⟩. Für TeV-Massse typischerweise weniger streng, aber prüfen.</text:p>
        </text:list-item>
        <text:list-item>
          <text:p text:style-name="P29"><text:span text:style-name="Strong_20_Emphasis">Direkte Detektion</text:span>: Top-gekoppelte Mediatoren erzeugen oft sehr kleine SI-Kopplungen an Nukleonen (loop-suppressed) → schwache Limits.</text:p>
        </text:list-item>
      </text:list>
      <text:p text:style-name="Horizontal_20_Line"/>
      <text:h text:style-name="Heading_20_3" text:outline-level="3">7) Fazit — Kurz und knapp</text:h>
      <text:list text:style-name="L19">
        <text:list-item>
          <text:p text:style-name="P30"><text:span text:style-name="Strong_20_Emphasis">Wenn</text:span> dein skalares Signal echt ist und es <text:span text:style-name="Emphasis">nur</text:span> der 1-TeV Skalar ist (ohne leichten Zusatzmediator), dann <text:span text:style-name="Strong_20_Emphasis">ändert sich an der Galaxien-Kinematik praktisch nichts</text:span>: das Modell verhält sich wie CDM auf galaktischen Skalen.</text:p>
        </text:list-item>
        <text:list-item>
          <text:p text:style-name="P30"><text:span text:style-name="Strong_20_Emphasis">Wenn</text:span> aber derselbe Skalar mit einer (zusätzlichen) <text:span text:style-name="Strong_20_Emphasis">leichten</text:span> Vermittler-Komponente gekoppelt ist oder DM selbst leichte Komponenten hat, dann kann die Kinematik merklich beeinflusst werden (Kernbildung, veränderte Rotationskurven).</text:p>
        </text:list-item>
        <text:list-item>
          <text:p text:style-name="P30">Die kleine gefundene Yukawa-Kopplung yϕ​≈0.015 an Top erklärt den schmalen Resonanzfall und ist konsistent mit nur moderaten kosmologischen Effekten.</text:p>
        </text:list-item>
      </text:list>
      <text:p text:style-name="Horizontal_20_Line"/>
      <text:h text:style-name="Heading_20_3" text:outline-level="3">8) Konkrete Hilfsangebote (ich kann sofort liefern)</text:h>
      <text:list text:style-name="L20">
        <text:list-item>
          <text:p text:style-name="P31">Ein <text:span text:style-name="Strong_20_Emphasis">Python-Skript</text:span>, das für gegebene (mχ​,mϕ​,gχ​,yϕ​) rechnet:</text:p>
          <text:list>
            <text:list-item>
              <text:p text:style-name="P31">⟨σv⟩ für χχ→ttˉ,</text:p>
            </text:list-item>
            <text:list-item>
              <text:p text:style-name="P31">σχχ​(v) (Born-Approximation) und σ/m in cm²/g,</text:p>
            </text:list-item>
            <text:list-item>
              <text:p text:style-name="P31">einfache Transferfunktion Abschätzung (falls warm).</text:p>
            </text:list-item>
          </text:list>
        </text:list-item>
        <text:list-item>
          <text:p text:style-name="P31">Ein <text:span text:style-name="Strong_20_Emphasis">Mini-Notebook</text:span> mit Beispielen: typische Werte zeigen, ob σ/m in SIDM-relevanten Bereich fällt.</text:p>
        </text:list-item>
        <text:list-item>
          <text:p text:style-name="P31">Ein <text:span text:style-name="Strong_20_Emphasis">Workflow</text:span>, wie du die Microphysics in ein N-body-SIDM-Patch (z. B. Gadget/AREPO plugin) einbindest.</text:p>
        </text:list-item>
      </text:list>
      <text:p text:style-name="Text_20_body">Sag mir kurz, welches Ergebnis du als Nächstes willst (z. B. „berechne σ/m für mχ​=100, 1000, 104 GeV bei gχ​=0.1,0.5,1.0“), dann generiere ich das Python-Notebook und die Plots sofort.</text:p>
      <text:section text:style-name="Sect1" text:name="thread-bottom-container">
        <text:p text:style-name="Text_20_body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eb4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s ist ein Dunkelmater<text:span text:style-name="MT1">i</text:span>e-Halo?</text:p>
      </style:header>
      <style:footer>
        <text:p text:style-name="MP2"><text:bookmark-start text:name="PageNumWizard_FOOTER_Standard4"/><text:page-number text:select-page="current">11</text:page-number><text:bookmark-end text:name="PageNumWizard_FOOTER_Standard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3:18:12.101288956</meta:creation-date>
    <dc:date>2025-10-16T12:54:03.178458736</dc:date>
    <meta:editing-duration>PT5H55M31S</meta:editing-duration>
    <meta:editing-cycles>7</meta:editing-cycles>
    <meta:generator>LibreOffice/24.2.7.2$Linux_X86_64 LibreOffice_project/420$Build-2</meta:generator>
    <meta:document-statistic meta:table-count="2" meta:image-count="0" meta:object-count="0" meta:page-count="11" meta:paragraph-count="209" meta:word-count="2281" meta:character-count="18754" meta:non-whitespace-character-count="14878"/>
  </office:meta>
</office:document-meta>
</file>